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1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sempio di Protocollo di comunicazi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IT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8">
            <text:p>System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" table:number-rows-spanned="8">
            <text:p>Registro Modb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covered-table-cell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 table:number-columns-spanned="1" table:number-rows-spanned="8">
            <text:p>Valore del Regist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1" table:number-rows-spanned="8">
            <text:p>MODULO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 table:number-columns-spanned="1" table:number-rows-spanned="8">
            <text:p>Uscit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covered-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31:55.565788380</meta:creation-date>
    <dc:date>2020-09-09T21:48:18.422222241</dc:date>
    <meta:editing-duration>PT6M2S</meta:editing-duration>
    <meta:editing-cycles>1</meta:editing-cycles>
    <meta:document-statistic meta:table-count="1" meta:cell-count="53" meta:object-count="0"/>
    <meta:generator>LibreOffice/6.4.5.2$Linux_X86_64 LibreOffice_project/40$Build-2</meta:generator>
  </office:meta>
</office:document-meta>
</file>